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swald" svg:font-family="Oswald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635cm" draw:marker-start-width="1.152cm" draw:marker-end-width="1.152cm" draw:fill="none" draw:textarea-vertical-align="middle" fo:padding-top="0.442cm" fo:padding-bottom="0.442cm" fo:padding-left="0.567cm" fo:padding-right="0.567cm"/>
    </style:style>
    <style:style style:name="gr2" style:family="graphic" style:parent-style-name="standard">
      <style:graphic-properties draw:stroke="solid" svg:stroke-width="0.106cm" svg:stroke-color="#000000" draw:marker-start-width="0.358cm" draw:marker-end-width="0.358cm" draw:fill="solid" draw:fill-color="#ffffff" draw:textarea-horizontal-align="justify" draw:textarea-vertical-align="middle" draw:auto-grow-height="false" fo:min-height="8.848cm" fo:min-width="5.998cm" fo:padding-top="0.177cm" fo:padding-bottom="0.177cm" fo:padding-left="0.302cm" fo:padding-right="0.302cm"/>
    </style:style>
    <style:style style:name="gr3" style:family="graphic" style:parent-style-name="standard">
      <style:graphic-properties draw:stroke="solid" svg:stroke-width="0.106cm" svg:stroke-color="#000000" draw:marker-start-width="0.358cm" draw:marker-end-width="0.358cm" draw:fill="solid" draw:fill-color="#ffffff" draw:textarea-horizontal-align="justify" draw:textarea-vertical-align="middle" draw:auto-grow-height="false" fo:min-height="9.048cm" fo:min-width="6.198cm" fo:padding-top="0.177cm" fo:padding-bottom="0.177cm" fo:padding-left="0.302cm" fo:padding-right="0.30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000000" style:font-name="Ubuntu Condensed" fo:font-weight="bold" style:font-weight-asian="bold" style:font-weight-complex="bold"/>
    </style:style>
    <style:style style:name="P3" style:family="paragraph">
      <loext:graphic-properties draw:fill="solid" draw:fill-color="#ffffff"/>
      <style:paragraph-properties fo:text-align="center"/>
      <style:text-properties fo:color="#000000" style:font-name="Ubuntu Condensed" fo:font-size="144pt" fo:font-weight="bold" style:font-size-asian="144pt" style:font-weight-asian="bold" style:font-size-complex="144pt" style:font-weight-complex="bold"/>
    </style:style>
    <style:style style:name="P4" style:family="paragraph">
      <style:paragraph-properties fo:text-align="center"/>
      <style:text-properties fo:color="#000000" style:font-name="Ubuntu Condensed"/>
    </style:style>
    <style:style style:name="T1" style:family="text">
      <style:text-properties fo:color="#000000" style:font-name="Ubuntu Condensed" fo:font-size="144pt" fo:font-weight="bold" style:font-size-asian="144pt" style:font-weight-asian="bold" style:font-size-complex="1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651cm" svg:height="5.357cm" draw:transform="skewX (-6.15071017493851E-017) rotate (1.90607407610301) translate (10.1cm 8.8cm)" svg:viewBox="0 0 5652 5358" svg:d="M0 0c2603 1648 1751 3787 5652 5358">
          <text:p/>
        </draw:path>
        <draw:path draw:style-name="gr1" draw:text-style-name="P1" draw:layer="layout" svg:width="8.333cm" svg:height="3.799cm" draw:transform="rotate (1.90607407610301) translate (14.9cm 10.6cm)" svg:viewBox="0 0 8334 3800" svg:d="M0 0c5005 1744 4551 4869 8334 3433">
          <text:p/>
        </draw:path>
        <draw:path draw:style-name="gr1" draw:text-style-name="P1" draw:layer="layout" svg:width="7.588cm" svg:height="1.108cm" draw:transform="rotate (1.90607407610301) translate (19.2493180133475cm 9.0312485528964cm)" svg:viewBox="0 0 7589 1109" svg:d="M0 1007c3063 326 4999-2494 7589 102">
          <text:p/>
        </draw:path>
        <draw:custom-shape draw:style-name="gr2" draw:text-style-name="P3" draw:layer="layout" svg:width="7.2cm" svg:height="9.8cm" draw:transform="rotate (-0.266162710929135) translate (6.616cm 7.126cm)">
          <text:p text:style-name="P2"><text:span text:style-name="T1">A</text:span></text:p>
          <draw:enhanced-geometry svg:viewBox="0 0 21600 21600" draw:path-stretchpoint-x="10800" draw:path-stretchpoint-y="10800" draw:text-areas="?f3 ?f4 ?f5 ?f6" draw:type="round-rectangle" draw:modifiers="2039.716706013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2cm" svg:height="9.8cm" draw:transform="skewX (2.63916732482152E-017) rotate (0.228987197861656) translate (16.382cm 8.845cm)">
          <text:p text:style-name="P4"><text:span text:style-name="T1">C</text:span></text:p>
          <draw:enhanced-geometry svg:viewBox="0 0 21600 21600" draw:path-stretchpoint-x="10800" draw:path-stretchpoint-y="10800" draw:text-areas="?f3 ?f4 ?f5 ?f6" draw:type="round-rectangle" draw:modifiers="2039.716706013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2cm" svg:height="9.8cm" svg:x="11.25cm" svg:y="9.5cm">
          <text:p text:style-name="P4"><text:span text:style-name="T1">B</text:span></text:p>
          <draw:enhanced-geometry svg:viewBox="0 0 21600 21600" draw:path-stretchpoint-x="10800" draw:path-stretchpoint-y="10800" draw:text-areas="?f3 ?f4 ?f5 ?f6" draw:type="round-rectangle" draw:modifiers="2039.716706013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swald" svg:font-family="Oswald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9-09T21:31:14.661431848</meta:creation-date>
    <dc:date>2022-09-10T14:22:36.917515122</dc:date>
    <meta:editing-duration>PT13M22S</meta:editing-duration>
    <meta:editing-cycles>3</meta:editing-cycles>
    <meta:generator>LibreOffice/6.0.7.3$Linux_X86_64 LibreOffice_project/00m0$Build-3</meta:generator>
    <meta:document-statistic meta:object-count="6"/>
  </office:meta>
</office:document-meta>
</file>